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6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4.44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84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25cm" fo:min-width="6.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.72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5.061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draw:layer="layout" svg:width="6.7cm" svg:height="4.9cm" svg:x="1.2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88cm" svg:height="1.431cm" svg:x="1.8cm" svg:y="6.269cm">
          <draw:text-box>
            <text:p><text:span text:style-name="T1">int</text:span></text:p>
          </draw:text-box>
        </draw:frame>
        <draw:custom-shape draw:style-name="gr3" draw:text-style-name="P1" draw:layer="layout" svg:width="5.3cm" svg:height="2.6cm" svg:x="1.9cm" svg:y="8.2cm">
          <text:p text:style-name="P3"><text:span text:style-name="T1">2</text:span><text:span text:style-name="T2">nd</text:span><text:span text:style-name="T1"> Argument</text:span></text:p>
          <text:p text:style-name="P3"><text:span text:style-name="T1">“</text:span><text:span text:style-name="T1">y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cm" svg:height="4.9cm" svg:x="1.2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88cm" svg:height="1.431cm" svg:x="1.8cm" svg:y="0.769cm">
          <draw:text-box>
            <text:p><text:span text:style-name="T1">int</text:span></text:p>
          </draw:text-box>
        </draw:frame>
        <draw:custom-shape draw:style-name="gr3" draw:text-style-name="P1" draw:layer="layout" svg:width="5.3cm" svg:height="2.6cm" svg:x="1.9cm" svg:y="2.7cm">
          <text:p text:style-name="P3"><text:span text:style-name="T1">1</text:span><text:span text:style-name="T2">st</text:span><text:span text:style-name="T1"> argument</text:span></text:p>
          <text:p text:style-name="P3"><text:span text:style-name="T1">“</text:span><text:span text:style-name="T1">x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cm" svg:height="4.9cm" svg:x="17.611cm" svg:y="4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88cm" svg:height="1.431cm" svg:x="17.911cm" svg:y="3.525cm">
          <draw:text-box>
            <text:p><text:span text:style-name="T1">int</text:span></text:p>
          </draw:text-box>
        </draw:frame>
        <draw:custom-shape draw:style-name="gr4" draw:text-style-name="P1" draw:layer="layout" svg:width="4.7cm" svg:height="2.6cm" svg:x="18.611cm" svg:y="5.456cm">
          <text:p text:style-name="P3"><text:span text:style-name="T1">Return</text:span></text:p>
          <text:p text:style-name="P3"><text:span text:style-name="T1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cm" svg:height="5.6cm" svg:x="9.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7cm" svg:height="2.6cm" svg:x="10.6cm" svg:y="5.4cm">
          <text:p text:style-name="P3"><text:span text:style-name="T1">Function</text:span></text:p>
          <text:p text:style-name="P3"><text:span text:style-name="T1">“</text:span><text:span text:style-name="T1">g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3.2cm" svg:x="15.1cm" svg:y="5.1cm">
          <text:p text:style-name="P3"><text:span text:style-name="T1">retur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5.661cm" svg:height="1.431cm" svg:x="10.1cm" svg:y="3.069cm">
          <draw:text-box draw:corner-radius="0.1cm">
            <text:p><text:span text:style-name="T1">(int, int) -&gt; int</text:span></text:p>
          </draw:text-box>
        </draw:frame>
        <draw:custom-shape draw:style-name="gr6" draw:text-style-name="P1" draw:layer="layout" svg:width="3.8cm" svg:height="3.2cm" svg:x="7cm" svg:y="5.1cm">
          <text:p text:style-name="P3"><text:span text:style-name="T1">ca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23M22S</meta:editing-duration>
    <meta:editing-cycles>21</meta:editing-cycles>
    <meta:generator>LibreOffice/4.3.3.2$Linux_X86_64 LibreOffice_project/430m0$Build-2</meta:generator>
    <dc:date>2015-02-01T21:33:56.101745430</dc:date>
    <meta:document-statistic meta:object-count="14"/>
    <meta:template xlink:type="simple" xlink:actuate="onRequest" xlink:title="Metasepi fig" xlink:href="../.config/libreoffice/4/user/template/Metasepi%20fig.otg" meta:date="2015-02-01T20:51:38.917908761"/>
  </office:meta>
</office:document-meta>
</file>